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number-columns-repeated="36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2E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3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2B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2B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4" calcext:value-type="float">
            <text:p>04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5" calcext:value-type="float">
            <text:p>05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E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8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6" calcext:value-type="float">
            <text:p>06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E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8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7" calcext:value-type="float">
            <text:p>07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5F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9" calcext:value-type="float">
            <text:p>09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2B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A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0A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D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4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4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0C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C6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8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0D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CF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5F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0E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7C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3E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5E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E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A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1F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D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8B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C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A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B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C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F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2D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2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2F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A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C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3B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E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3D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F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3E</text:p>
          </table:table-cell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3E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3E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3E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3E</text:p>
          </table:table-cell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3F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B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8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3A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3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3C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3D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3E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3F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4C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4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4A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4B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4C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A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8B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B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8D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E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F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4F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9A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9B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9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9D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9E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9F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A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3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A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B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5A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A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D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E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5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AF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5C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B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3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5D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5E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A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5F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BB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B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BE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D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F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C3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C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3D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4C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4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6A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6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4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6C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6D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4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6E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6B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6F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4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6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4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4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4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7A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A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C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D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4B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E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F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CA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CD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F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D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35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2A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2D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2A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8A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8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8C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8D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8E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8F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4A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4E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4B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4F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5A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5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5F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5E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5F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9A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16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9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9C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9D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9E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9F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number-columns-repeated="24" office:value-type="float" office:value="0" calcext:value-type="float">
            <text:p>00</text:p>
          </table:table-cell>
          <table:table-cell table:number-columns-repeated="16347"/>
        </table:table-row>
        <table:table-row table:style-name="ro1" table:number-rows-repeated="10484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4T00:27:33.498000000</meta:creation-date>
    <dc:date>2023-08-04T00:53:50.970000000</dc:date>
    <meta:editing-duration>PT26M17S</meta:editing-duration>
    <meta:editing-cycles>5</meta:editing-cycles>
    <meta:generator>LibreOffice/7.4.4.2$Windows_X86_64 LibreOffice_project/85569322deea74ec9134968a29af2df5663baa21</meta:generator>
    <meta:document-statistic meta:table-count="1" meta:cell-count="5868" meta:object-count="0"/>
  </office:meta>
</office:document-meta>
</file>